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c0c0c0" draw:marker-start-width="0.5cm" draw:marker-end-width="0.5cm" draw:fill="solid" draw:fill-color="#c0c0c0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5.85cm"/>
    </style:style>
    <style:style style:name="gr7" style:family="graphic" style:parent-style-name="standard">
      <style:graphic-properties draw:stroke="dash" draw:stroke-dash="Fine_20_Dashed_20__28_var_29_" svg:stroke-width="0.1cm" svg:stroke-color="#2300d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7cm" fo:min-width="0cm"/>
    </style:style>
    <style:style style:name="gr9" style:family="graphic" style:parent-style-name="standard">
      <style:graphic-properties draw:stroke="dash" draw:stroke-dash="Fine_20_Dashed_20__28_var_29_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cm"/>
    </style:style>
    <style:style style:name="gr1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0cm"/>
    </style:style>
    <style:style style:name="gr16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1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8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pr1" style:family="presentation" style:parent-style-name="fiocruz-2009-10-notes">
      <style:graphic-properties draw:fill-color="#ffffff" fo:min-height="11.1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00ae00"/>
    </style:style>
    <style:style style:name="P4" style:family="paragraph">
      <style:text-properties fo:color="#00ae00" fo:font-weight="bold" style:font-weight-asian="bold" style:font-weight-complex="bold"/>
    </style:style>
    <style:style style:name="P5" style:family="paragraph">
      <style:text-properties fo:color="#ff0000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color="#2300dc"/>
    </style:style>
    <style:style style:name="P8" style:family="paragraph">
      <style:text-properties fo:color="#2300dc" fo:font-weight="bold" style:font-weight-asian="bold" style:font-weight-complex="bold"/>
    </style:style>
    <style:style style:name="P9" style:family="paragraph">
      <style:text-properties fo:color="#008000"/>
    </style:style>
    <style:style style:name="P10" style:family="paragraph">
      <style:text-properties fo:color="#008000"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text-properties fo:font-size="18pt"/>
    </style:style>
    <style:style style:name="P14" style:family="paragraph">
      <style:text-properties fo:color="#2300dc" fo:font-size="18pt"/>
    </style:style>
    <style:style style:name="P15" style:family="paragraph">
      <style:text-properties fo:color="#2300dc" fo:font-size="18pt" fo:font-weight="bold" style:font-weight-asian="bold" style:font-weight-complex="bold"/>
    </style:style>
    <style:style style:name="P16" style:family="paragraph">
      <style:text-properties fo:font-size="12pt"/>
    </style:style>
    <style:style style:name="P17" style:family="paragraph">
      <style:text-properties fo:color="#008000" fo:font-size="18pt"/>
    </style:style>
    <style:style style:name="P18" style:family="paragraph">
      <style:text-properties fo:color="#008000" fo:font-size="18pt" fo:font-weight="bold" style:font-weight-asian="bold" style:font-weight-complex="bold"/>
    </style:style>
    <style:style style:name="P19" style:family="paragraph">
      <style:text-properties fo:color="#ff0000" fo:font-size="18pt"/>
    </style:style>
    <style:style style:name="P20" style:family="paragraph">
      <style:text-properties fo:color="#ff0000" fo:font-size="18pt" fo:font-weight="bold" style:font-weight-asian="bold" style:font-weight-complex="bold"/>
    </style:style>
    <style:style style:name="P21" style:family="paragraph">
      <style:text-properties fo:color="#00ae00" fo:font-size="18pt"/>
    </style:style>
    <style:style style:name="P22" style:family="paragraph">
      <style:text-properties fo:color="#00ae00"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e00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2300dc" fo:font-weight="bold" style:font-weight-asian="bold" style:font-weight-complex="bold"/>
    </style:style>
    <style:style style:name="T5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19">
        <office:forms form:automatic-focus="false" form:apply-design-mode="false"/>
        <draw:custom-shape draw:style-name="gr1" draw:text-style-name="P1" draw:layer="layout" svg:width="18.656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13cm" svg:height="2.434cm" svg:x="13.3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2.875cm" svg:y1="0.71cm" svg:x2="12.875cm" svg:y2="18.899cm">
          <text:p/>
        </draw:line>
        <draw:frame draw:style-name="gr5" draw:layer="layout" svg:width="7.297cm" svg:height="1.013cm" svg:x="2.745cm" svg:y="0.505cm">
          <draw:text-box>
            <text:p>Initial submission record</text:p>
          </draw:text-box>
        </draw:frame>
        <draw:frame draw:style-name="gr6" draw:text-style-name="P1" draw:layer="layout" svg:width="3.872cm" svg:height="1.412cm" svg:x="14.154cm" svg:y="0.6cm">
          <draw:text-box>
            <text:p text:style-name="P1">Trial record</text:p>
          </draw:text-box>
        </draw:frame>
        <draw:line draw:style-name="gr7" draw:layer="layout" svg:x1="3.222cm" svg:y1="2.122cm" svg:x2="7.32cm" svg:y2="3.45cm">
          <text:p/>
        </draw:line>
        <draw:frame draw:style-name="gr8" draw:text-style-name="P4" draw:layer="layout" svg:width="2.589cm" svg:height="1.013cm" svg:x="0.601cm" svg:y="1.48cm">
          <draw:text-box>
            <text:p text:style-name="P3"><text:span text:style-name="T2">① </text:span><text:span text:style-name="T2">start</text:span></text:p>
          </draw:text-box>
        </draw:frame>
        <draw:frame draw:style-name="gr8" draw:text-style-name="P6" draw:layer="layout" svg:width="3.08cm" svg:height="1.013cm" svg:x="12.922cm" svg:y="2.396cm">
          <draw:text-box>
            <text:p text:style-name="P5"><text:span text:style-name="T3">① </text:span><text:span text:style-name="T3">create</text:span></text:p>
          </draw:text-box>
        </draw:frame>
        <draw:frame draw:style-name="gr8" draw:text-style-name="P8" draw:layer="layout" svg:width="2.589cm" svg:height="1.013cm" svg:x="0.602cm" svg:y="1.481cm">
          <draw:text-box>
            <text:p text:style-name="P7"><text:span text:style-name="T4">① </text:span><text:span text:style-name="T4">start</text:span></text:p>
          </draw:text-box>
        </draw:frame>
        <draw:line draw:style-name="gr9" draw:layer="layout" svg:x1="14.775cm" svg:y1="3.274cm" svg:x2="15.377cm" svg:y2="4.767cm">
          <text:p/>
        </draw:line>
        <presentation:notes draw:style-name="dp2">
          <draw:page-thumbnail draw:style-name="gr10" draw:layer="layout" svg:width="12.7cm" svg:height="9.526cm" svg:x="3.175cm" svg:y="1.904cm" draw:page-number="1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1T19">
        <office:forms form:automatic-focus="false" form:apply-design-mode="false"/>
        <draw:custom-shape draw:style-name="gr1" draw:text-style-name="P1" draw:layer="layout" svg:width="18.656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2" draw:layer="layout" svg:width="4.812cm" svg:height="2.434cm" svg:x="7.488cm" svg:y="7.103cm">
          <text:p text:style-name="P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13cm" svg:height="2.434cm" svg:x="13.3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1" draw:end-shape="id2" draw:end-glue-point="4" svg:d="m9894 5089v2014">
          <text:p/>
        </draw:connector>
        <draw:line draw:style-name="gr4" draw:layer="layout" svg:x1="12.875cm" svg:y1="0.71cm" svg:x2="12.875cm" svg:y2="18.899cm">
          <text:p/>
        </draw:line>
        <draw:frame draw:style-name="gr5" draw:layer="layout" svg:width="7.297cm" svg:height="1.013cm" svg:x="2.745cm" svg:y="0.505cm">
          <draw:text-box>
            <text:p>Initial submission record</text:p>
          </draw:text-box>
        </draw:frame>
        <draw:frame draw:style-name="gr6" draw:text-style-name="P1" draw:layer="layout" svg:width="3.872cm" svg:height="1.412cm" svg:x="14.154cm" svg:y="0.6cm">
          <draw:text-box>
            <text:p text:style-name="P1">Trial record</text:p>
          </draw:text-box>
        </draw:frame>
        <draw:frame draw:style-name="gr13" draw:text-style-name="P8" draw:layer="layout" svg:width="2.699cm" svg:height="1.013cm" svg:x="9.023cm" svg:y="5.497cm">
          <draw:text-box>
            <text:p text:style-name="P7"><text:span text:style-name="T4">② </text:span><text:span text:style-name="T4">send</text:span></text:p>
          </draw:text-box>
        </draw:frame>
        <presentation:notes draw:style-name="dp2">
          <draw:page-thumbnail draw:style-name="gr10" draw:layer="layout" svg:width="12.7cm" svg:height="9.526cm" svg:x="3.175cm" svg:y="1.904cm" draw:page-number="2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1T19">
        <office:forms form:automatic-focus="false" form:apply-design-mode="false"/>
        <draw:custom-shape draw:style-name="gr1" draw:text-style-name="P1" draw:layer="layout" svg:width="18.656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4" draw:layer="layout" svg:width="4.812cm" svg:height="2.434cm" svg:x="7.488cm" svg:y="7.103cm">
          <text:p text:style-name="P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813cm" svg:height="2.434cm" svg:x="0.537cm" svg:y="7.125cm">
          <text:p text:style-name="P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13cm" svg:height="2.434cm" svg:x="13.3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3" draw:end-shape="id4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line draw:style-name="gr4" draw:layer="layout" svg:x1="12.875cm" svg:y1="0.71cm" svg:x2="12.875cm" svg:y2="18.899cm">
          <text:p/>
        </draw:line>
        <draw:frame draw:style-name="gr5" draw:layer="layout" svg:width="7.297cm" svg:height="1.013cm" svg:x="2.745cm" svg:y="0.505cm">
          <draw:text-box>
            <text:p>Initial submission record</text:p>
          </draw:text-box>
        </draw:frame>
        <draw:frame draw:style-name="gr6" draw:text-style-name="P1" draw:layer="layout" svg:width="3.872cm" svg:height="1.412cm" svg:x="14.154cm" svg:y="0.6cm">
          <draw:text-box>
            <text:p text:style-name="P1">Trial record</text:p>
          </draw:text-box>
        </draw:frame>
        <draw:frame draw:style-name="gr15" draw:text-style-name="P10" draw:layer="layout" svg:width="2.906cm" svg:height="1.048cm" svg:x="4.991cm" svg:y="8.634cm">
          <draw:text-box>
            <text:p text:style-name="P9"><text:span text:style-name="T5">③ </text:span><text:span text:style-name="T5">reject</text:span></text:p>
          </draw:text-box>
        </draw:frame>
        <presentation:notes draw:style-name="dp2">
          <draw:page-thumbnail draw:style-name="gr10" draw:layer="layout" svg:width="12.7cm" svg:height="9.526cm" svg:x="3.175cm" svg:y="1.904cm" draw:page-number="3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1T19">
        <office:forms form:automatic-focus="false" form:apply-design-mode="false"/>
        <draw:custom-shape draw:style-name="gr1" draw:text-style-name="P1" draw:layer="layout" svg:width="18.656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6" draw:layer="layout" svg:width="4.812cm" svg:height="2.434cm" svg:x="7.488cm" svg:y="7.103cm">
          <text:p text:style-name="P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id="id7" draw:layer="layout" svg:width="4.813cm" svg:height="2.434cm" svg:x="0.537cm" svg:y="7.125cm">
          <text:p text:style-name="P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13cm" svg:height="2.434cm" svg:x="13.3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5" draw:end-shape="id6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connector draw:style-name="gr12" draw:text-style-name="P1" draw:layer="layout" draw:type="curve" svg:x1="2.943cm" svg:y1="7.125cm" svg:x2="7.488cm" svg:y2="3.872cm" draw:start-shape="id7" draw:start-glue-point="4" draw:end-shape="id5" draw:end-glue-point="6" svg:d="m2943 7125c0-2169 1515-3253 4545-3253">
          <text:p/>
        </draw:connector>
        <draw:line draw:style-name="gr4" draw:layer="layout" svg:x1="12.875cm" svg:y1="0.71cm" svg:x2="12.875cm" svg:y2="18.899cm">
          <text:p/>
        </draw:line>
        <draw:frame draw:style-name="gr5" draw:layer="layout" svg:width="7.297cm" svg:height="1.013cm" svg:x="2.745cm" svg:y="0.505cm">
          <draw:text-box>
            <text:p>Initial submission record</text:p>
          </draw:text-box>
        </draw:frame>
        <draw:frame draw:style-name="gr6" draw:text-style-name="P1" draw:layer="layout" svg:width="3.872cm" svg:height="1.412cm" svg:x="14.154cm" svg:y="0.6cm">
          <draw:text-box>
            <text:p text:style-name="P1">Trial record</text:p>
          </draw:text-box>
        </draw:frame>
        <draw:frame draw:style-name="gr15" draw:text-style-name="P8" draw:layer="layout" svg:width="2.347cm" svg:height="1.048cm" svg:x="2.357cm" svg:y="5.045cm">
          <draw:text-box>
            <text:p text:style-name="P7"><text:span text:style-name="T4">④ </text:span><text:span text:style-name="T4">edit</text:span></text:p>
          </draw:text-box>
        </draw:frame>
        <presentation:notes draw:style-name="dp2">
          <draw:page-thumbnail draw:style-name="gr10" draw:layer="layout" svg:width="12.7cm" svg:height="9.526cm" svg:x="3.175cm" svg:y="1.904cm" draw:page-number="4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18.605cm" svg:height="7.51cm" svg:x="0.361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656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9" draw:layer="layout" svg:width="4.812cm" svg:height="2.434cm" svg:x="7.488cm" svg:y="7.103cm">
          <text:p text:style-name="P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id="id11" draw:layer="layout" svg:width="4.813cm" svg:height="2.434cm" svg:x="0.537cm" svg:y="7.125cm">
          <text:p text:style-name="P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id="id10" draw:layer="layout" svg:width="4.812cm" svg:height="2.434cm" svg:x="7.488cm" svg:y="11.441cm">
          <text:p text:style-name="P1"><text:span text:style-name="T1">appr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12" draw:layer="layout" svg:width="4.813cm" svg:height="2.434cm" svg:x="13.3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4.813cm" svg:height="2.434cm" svg:x="13.395cm" svg:y="11.422cm">
          <text:p text:style-name="P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8" draw:end-shape="id9" draw:end-glue-point="4" svg:d="m9894 5089v2014">
          <text:p/>
        </draw:connector>
        <draw:connector draw:style-name="gr18" draw:text-style-name="P1" draw:layer="layout" draw:type="curve" svg:x1="9.894cm" svg:y1="9.537cm" svg:x2="9.894cm" svg:y2="11.441cm" draw:start-shape="id9" draw:start-glue-point="8" draw:end-shape="id10" draw:end-glue-point="4" svg:d="m9894 9537v1904">
          <text:p/>
        </draw:connector>
        <draw:connector draw:style-name="gr12" draw:text-style-name="P1" draw:layer="layout" draw:type="curve" svg:x1="2.943cm" svg:y1="7.125cm" svg:x2="7.488cm" svg:y2="3.872cm" draw:start-shape="id11" draw:start-glue-point="4" draw:end-shape="id8" draw:end-glue-point="6" svg:d="m2943 7125c0-2169 1515-3253 4545-3253">
          <text:p/>
        </draw:connector>
        <draw:connector draw:style-name="gr18" draw:text-style-name="P1" draw:layer="layout" draw:type="curve" svg:x1="15.801cm" svg:y1="7.208cm" svg:x2="15.749cm" svg:y2="11.414cm" draw:start-shape="id12" draw:start-glue-point="8" svg:d="m15801 7208c0 3531-52 1428-52 4206">
          <text:p/>
        </draw:connector>
        <draw:line draw:style-name="gr4" draw:layer="layout" svg:x1="12.875cm" svg:y1="0.71cm" svg:x2="12.875cm" svg:y2="18.899cm">
          <text:p/>
        </draw:line>
        <draw:frame draw:style-name="gr5" draw:layer="layout" svg:width="7.297cm" svg:height="1.013cm" svg:x="2.745cm" svg:y="0.505cm">
          <draw:text-box>
            <text:p>Initial submission record</text:p>
          </draw:text-box>
        </draw:frame>
        <draw:frame draw:style-name="gr6" draw:text-style-name="P1" draw:layer="layout" svg:width="3.872cm" svg:height="1.412cm" svg:x="14.154cm" svg:y="0.6cm">
          <draw:text-box>
            <text:p text:style-name="P1">Trial record</text:p>
          </draw:text-box>
        </draw:frame>
        <draw:frame draw:style-name="gr15" draw:text-style-name="P10" draw:layer="layout" svg:width="3.685cm" svg:height="1.048cm" svg:x="8.99cm" svg:y="9.857cm">
          <draw:text-box>
            <text:p text:style-name="P9"><text:span text:style-name="T5">⑤ </text:span><text:span text:style-name="T5">approve</text:span></text:p>
          </draw:text-box>
        </draw:frame>
        <draw:frame draw:style-name="gr19" draw:text-style-name="P6" draw:layer="layout" svg:width="3.482cm" svg:height="1.018cm" svg:x="14.868cm" svg:y="9.872cm">
          <draw:text-box>
            <text:p text:style-name="P5"><text:span text:style-name="T3">⑤ </text:span><text:span text:style-name="T3">publish</text:span></text:p>
          </draw:text-box>
        </draw:frame>
        <draw:connector draw:style-name="gr12" draw:text-style-name="P1" draw:layer="layout" draw:type="curve" svg:x1="7.488cm" svg:y1="8.42cm" svg:x2="5.35cm" svg:y2="8.442cm" svg:d="m7488 8420c-1603 0-535 22-2138 22">
          <text:p/>
        </draw:connector>
        <presentation:notes draw:style-name="dp2">
          <draw:page-thumbnail draw:style-name="gr10" draw:layer="layout" svg:width="12.7cm" svg:height="9.526cm" svg:x="3.175cm" svg:y="1.904cm" draw:page-number="5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18.605cm" svg:height="7.51cm" svg:x="0.361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656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3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14" draw:layer="layout" svg:width="4.812cm" svg:height="2.434cm" svg:x="7.488cm" svg:y="7.103cm">
          <text:p text:style-name="P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id="id16" draw:layer="layout" svg:width="4.813cm" svg:height="2.434cm" svg:x="0.537cm" svg:y="7.125cm">
          <text:p text:style-name="P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id="id15" draw:layer="layout" svg:width="4.812cm" svg:height="2.434cm" svg:x="7.488cm" svg:y="11.441cm">
          <text:p text:style-name="P1"><text:span text:style-name="T1">appr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17" draw:layer="layout" svg:width="4.813cm" svg:height="2.434cm" svg:x="13.3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4.813cm" svg:height="2.434cm" svg:x="13.395cm" svg:y="11.422cm">
          <text:p text:style-name="P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13" draw:end-shape="id14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connector draw:style-name="gr18" draw:text-style-name="P1" draw:layer="layout" draw:type="curve" svg:x1="9.894cm" svg:y1="9.537cm" svg:x2="9.894cm" svg:y2="11.441cm" draw:start-shape="id14" draw:start-glue-point="8" draw:end-shape="id15" draw:end-glue-point="4" svg:d="m9894 9537v1904">
          <text:p/>
        </draw:connector>
        <draw:connector draw:style-name="gr12" draw:text-style-name="P1" draw:layer="layout" draw:type="curve" svg:x1="2.943cm" svg:y1="7.125cm" svg:x2="7.488cm" svg:y2="3.872cm" draw:start-shape="id16" draw:start-glue-point="4" draw:end-shape="id13" draw:end-glue-point="6" svg:d="m2943 7125c0-2169 1515-3253 4545-3253">
          <text:p/>
        </draw:connector>
        <draw:connector draw:style-name="gr18" draw:text-style-name="P1" draw:layer="layout" draw:type="curve" svg:x1="15.801cm" svg:y1="7.208cm" svg:x2="15.749cm" svg:y2="11.414cm" draw:start-shape="id17" draw:start-glue-point="8" svg:d="m15801 7208c0 3531-52 1428-52 4206">
          <text:p/>
        </draw:connector>
        <draw:line draw:style-name="gr4" draw:layer="layout" svg:x1="12.875cm" svg:y1="0.71cm" svg:x2="12.875cm" svg:y2="18.899cm">
          <text:p/>
        </draw:line>
        <draw:frame draw:style-name="gr5" draw:layer="layout" svg:width="7.297cm" svg:height="1.013cm" svg:x="2.745cm" svg:y="0.505cm">
          <draw:text-box>
            <text:p>Initial submission record</text:p>
          </draw:text-box>
        </draw:frame>
        <draw:frame draw:style-name="gr6" draw:text-style-name="P1" draw:layer="layout" svg:width="3.872cm" svg:height="1.412cm" svg:x="14.154cm" svg:y="0.6cm">
          <draw:text-box>
            <text:p text:style-name="P1">Trial record</text:p>
          </draw:text-box>
        </draw:frame>
        <draw:line draw:style-name="gr7" draw:layer="layout" svg:x1="3.222cm" svg:y1="2.122cm" svg:x2="7.32cm" svg:y2="3.45cm">
          <text:p/>
        </draw:line>
        <draw:frame draw:style-name="gr8" draw:text-style-name="P4" draw:layer="layout" svg:width="2.589cm" svg:height="1.013cm" svg:x="0.601cm" svg:y="1.48cm">
          <draw:text-box>
            <text:p text:style-name="P3"><text:span text:style-name="T2">① </text:span><text:span text:style-name="T2">start</text:span></text:p>
          </draw:text-box>
        </draw:frame>
        <draw:frame draw:style-name="gr8" draw:text-style-name="P6" draw:layer="layout" svg:width="3.08cm" svg:height="1.013cm" svg:x="12.922cm" svg:y="2.396cm">
          <draw:text-box>
            <text:p text:style-name="P5"><text:span text:style-name="T3">① </text:span><text:span text:style-name="T3">create</text:span></text:p>
          </draw:text-box>
        </draw:frame>
        <draw:frame draw:style-name="gr13" draw:text-style-name="P8" draw:layer="layout" svg:width="2.699cm" svg:height="1.013cm" svg:x="9.023cm" svg:y="5.497cm">
          <draw:text-box>
            <text:p text:style-name="P7"><text:span text:style-name="T4">② </text:span><text:span text:style-name="T4">send</text:span></text:p>
          </draw:text-box>
        </draw:frame>
        <draw:frame draw:style-name="gr8" draw:text-style-name="P8" draw:layer="layout" svg:width="2.589cm" svg:height="1.013cm" svg:x="0.602cm" svg:y="1.481cm">
          <draw:text-box>
            <text:p text:style-name="P7"><text:span text:style-name="T4">① </text:span><text:span text:style-name="T4">start</text:span></text:p>
          </draw:text-box>
        </draw:frame>
        <draw:frame draw:style-name="gr15" draw:text-style-name="P10" draw:layer="layout" svg:width="3.685cm" svg:height="1.048cm" svg:x="8.99cm" svg:y="9.857cm">
          <draw:text-box>
            <text:p text:style-name="P9"><text:span text:style-name="T5">⑤ </text:span><text:span text:style-name="T5">approve</text:span></text:p>
          </draw:text-box>
        </draw:frame>
        <draw:frame draw:style-name="gr19" draw:text-style-name="P6" draw:layer="layout" svg:width="3.482cm" svg:height="1.018cm" svg:x="14.868cm" svg:y="9.872cm">
          <draw:text-box>
            <text:p text:style-name="P5"><text:span text:style-name="T3">⑤ </text:span><text:span text:style-name="T3">publish</text:span></text:p>
          </draw:text-box>
        </draw:frame>
        <draw:frame draw:style-name="gr15" draw:text-style-name="P10" draw:layer="layout" svg:width="2.906cm" svg:height="1.048cm" svg:x="4.991cm" svg:y="8.634cm">
          <draw:text-box>
            <text:p text:style-name="P9"><text:span text:style-name="T5">③ </text:span><text:span text:style-name="T5">reject</text:span></text:p>
          </draw:text-box>
        </draw:frame>
        <draw:frame draw:style-name="gr15" draw:text-style-name="P8" draw:layer="layout" svg:width="2.347cm" svg:height="1.048cm" svg:x="2.357cm" svg:y="5.045cm">
          <draw:text-box>
            <text:p text:style-name="P7"><text:span text:style-name="T4">④ </text:span><text:span text:style-name="T4">edit</text:span></text:p>
          </draw:text-box>
        </draw:frame>
        <draw:line draw:style-name="gr9" draw:layer="layout" svg:x1="14.775cm" svg:y1="3.274cm" svg:x2="15.377cm" svg:y2="4.767cm">
          <text:p/>
        </draw:line>
        <presentation:notes draw:style-name="dp2">
          <draw:page-thumbnail draw:style-name="gr10" draw:layer="layout" svg:width="12.7cm" svg:height="9.526cm" svg:x="3.175cm" svg:y="1.904cm" draw:page-number="6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12cm" svg:height="2.434cm" svg:x="7.488cm" svg:y="2.655cm">
          <text:p text:style-name="P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13cm" svg:height="2.434cm" svg:x="19.895cm" svg:y="4.774cm"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4.813cm" svg:height="2.434cm" svg:x="13.395cm" svg:y="11.422cm">
          <text:p text:style-name="P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2.875cm" svg:y1="0.71cm" svg:x2="12.875cm" svg:y2="18.899cm">
          <text:p/>
        </draw:line>
        <draw:frame draw:style-name="gr5" draw:layer="layout" svg:width="7.86cm" svg:height="1.013cm" svg:x="2.745cm" svg:y="0.505cm">
          <draw:text-box>
            <text:p>Update submission record</text:p>
          </draw:text-box>
        </draw:frame>
        <draw:frame draw:style-name="gr6" draw:text-style-name="P1" draw:layer="layout" svg:width="3.872cm" svg:height="2.537cm" svg:x="14.154cm" svg:y="0.4cm">
          <draw:text-box>
            <text:p text:style-name="P1">Trial record</text:p>
            <text:p text:style-name="P1">version 1<text:line-break/></text:p>
          </draw:text-box>
        </draw:frame>
        <draw:line draw:style-name="gr7" draw:layer="layout" svg:x1="3.222cm" svg:y1="2.122cm" svg:x2="7.32cm" svg:y2="3.45cm">
          <text:p/>
        </draw:line>
        <draw:frame draw:style-name="gr8" draw:text-style-name="P4" draw:layer="layout" svg:width="2.589cm" svg:height="1.013cm" svg:x="0.601cm" svg:y="1.48cm">
          <draw:text-box>
            <text:p text:style-name="P3"><text:span text:style-name="T2">① </text:span><text:span text:style-name="T2">start</text:span></text:p>
          </draw:text-box>
        </draw:frame>
        <draw:frame draw:style-name="gr20" draw:text-style-name="P1" draw:layer="layout" svg:width="3.726cm" svg:height="1.775cm" svg:x="20.349cm" svg:y="0.4cm">
          <draw:text-box>
            <text:p text:style-name="P1">Trial record</text:p>
            <text:p text:style-name="P1">version 2</text:p>
          </draw:text-box>
        </draw:frame>
        <draw:frame draw:style-name="gr8" draw:text-style-name="P6" draw:layer="layout" svg:width="2.876cm" svg:height="1.013cm" svg:x="15.801cm" svg:y="8.538cm">
          <draw:text-box>
            <text:p text:style-name="P5"><text:span text:style-name="T3">① </text:span><text:span text:style-name="T3">clone</text:span></text:p>
          </draw:text-box>
        </draw:frame>
        <draw:frame draw:style-name="gr8" draw:text-style-name="P8" draw:layer="layout" svg:width="2.589cm" svg:height="1.013cm" svg:x="0.602cm" svg:y="1.481cm">
          <draw:text-box>
            <text:p text:style-name="P7"><text:span text:style-name="T4">① </text:span><text:span text:style-name="T4">start</text:span></text:p>
          </draw:text-box>
        </draw:frame>
        <draw:line draw:style-name="gr4" draw:layer="layout" svg:x1="19.175cm" svg:y1="0.711cm" svg:x2="19.175cm" svg:y2="18.9cm">
          <text:p/>
        </draw:line>
        <draw:line draw:style-name="gr9" draw:layer="layout" svg:x1="17.211cm" svg:y1="11.445cm" svg:x2="20.25cm" svg:y2="6.735cm">
          <text:p/>
        </draw:line>
        <presentation:notes draw:style-name="dp2">
          <draw:page-thumbnail draw:style-name="gr10" draw:layer="layout" svg:width="12.7cm" svg:height="9.526cm" svg:x="3.175cm" svg:y="1.904cm" draw:page-number="7" presentation:class="page"/>
          <draw:frame presentation:style-name="pr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id="id18" draw:layer="layout" svg:width="4.812cm" svg:height="2.434cm" svg:x="7.488cm" svg:y="2.655cm">
          <text:p text:style-name="P1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19" draw:layer="layout" svg:width="4.812cm" svg:height="2.434cm" svg:x="7.488cm" svg:y="7.103cm">
          <text:p text:style-name="P1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4.813cm" svg:height="2.434cm" svg:x="19.895cm" svg:y="4.774cm">
          <text:p text:style-name="P1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4.813cm" svg:height="2.434cm" svg:x="13.395cm" svg:y="11.422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18" draw:end-shape="id19" draw:end-glue-point="4" svg:d="m9894 5089v2014">
          <text:p/>
        </draw:connector>
        <draw:line draw:style-name="gr4" draw:layer="layout" svg:x1="12.875cm" svg:y1="0.71cm" svg:x2="12.875cm" svg:y2="18.899cm">
          <text:p/>
        </draw:line>
        <draw:frame draw:style-name="gr5" draw:text-style-name="P13" draw:layer="layout" svg:width="7.86cm" svg:height="1.013cm" svg:x="2.745cm" svg:y="0.505cm">
          <draw:text-box>
            <text:p text:style-name="P13">Update submission record</text:p>
          </draw:text-box>
        </draw:frame>
        <draw:frame draw:style-name="gr6" draw:text-style-name="P11" draw:layer="layout" svg:width="3.872cm" svg:height="2.537cm" svg:x="14.154cm" svg:y="0.4cm">
          <draw:text-box>
            <text:p text:style-name="P11">Trial record</text:p>
            <text:p text:style-name="P11">version 1<text:line-break/></text:p>
          </draw:text-box>
        </draw:frame>
        <draw:frame draw:style-name="gr20" draw:text-style-name="P11" draw:layer="layout" svg:width="3.726cm" svg:height="1.775cm" svg:x="20.349cm" svg:y="0.4cm">
          <draw:text-box>
            <text:p text:style-name="P11">Trial record</text:p>
            <text:p text:style-name="P11">version 2</text:p>
          </draw:text-box>
        </draw:frame>
        <draw:frame draw:style-name="gr13" draw:text-style-name="P15" draw:layer="layout" svg:width="2.699cm" svg:height="1.013cm" svg:x="9.023cm" svg:y="5.497cm">
          <draw:text-box>
            <text:p text:style-name="P14"><text:span text:style-name="T4">② </text:span><text:span text:style-name="T4">send</text:span></text:p>
          </draw:text-box>
        </draw:frame>
        <draw:line draw:style-name="gr4" draw:layer="layout" svg:x1="19.175cm" svg:y1="0.711cm" svg:x2="19.175cm" svg:y2="18.9cm">
          <text:p/>
        </draw:line>
        <presentation:notes draw:style-name="dp2">
          <draw:page-thumbnail draw:style-name="gr10" draw:layer="layout" svg:width="12.7cm" svg:height="9.526cm" svg:x="3.175cm" svg:y="1.904cm" draw:page-number="8" presentation:class="page"/>
          <draw:frame presentation:style-name="pr1" draw:text-style-name="P1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id="id20" draw:layer="layout" svg:width="4.812cm" svg:height="2.434cm" svg:x="7.488cm" svg:y="2.655cm">
          <text:p text:style-name="P1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21" draw:layer="layout" svg:width="4.812cm" svg:height="2.434cm" svg:x="7.488cm" svg:y="7.103cm">
          <text:p text:style-name="P1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4.813cm" svg:height="2.434cm" svg:x="0.537cm" svg:y="7.125cm">
          <text:p text:style-name="P1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4.813cm" svg:height="2.434cm" svg:x="19.895cm" svg:y="4.774cm">
          <text:p text:style-name="P1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4.813cm" svg:height="2.434cm" svg:x="13.395cm" svg:y="11.422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20" draw:end-shape="id21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line draw:style-name="gr4" draw:layer="layout" svg:x1="12.875cm" svg:y1="0.71cm" svg:x2="12.875cm" svg:y2="18.899cm">
          <text:p/>
        </draw:line>
        <draw:frame draw:style-name="gr5" draw:text-style-name="P13" draw:layer="layout" svg:width="7.86cm" svg:height="1.013cm" svg:x="2.745cm" svg:y="0.505cm">
          <draw:text-box>
            <text:p text:style-name="P13">Update submission record</text:p>
          </draw:text-box>
        </draw:frame>
        <draw:frame draw:style-name="gr6" draw:text-style-name="P11" draw:layer="layout" svg:width="3.872cm" svg:height="2.537cm" svg:x="14.154cm" svg:y="0.4cm">
          <draw:text-box>
            <text:p text:style-name="P11">Trial record</text:p>
            <text:p text:style-name="P11">version 1<text:line-break/></text:p>
          </draw:text-box>
        </draw:frame>
        <draw:frame draw:style-name="gr20" draw:text-style-name="P11" draw:layer="layout" svg:width="3.726cm" svg:height="1.775cm" svg:x="20.349cm" svg:y="0.4cm">
          <draw:text-box>
            <text:p text:style-name="P11">Trial record</text:p>
            <text:p text:style-name="P11">version 2</text:p>
          </draw:text-box>
        </draw:frame>
        <draw:frame draw:style-name="gr15" draw:text-style-name="P18" draw:layer="layout" svg:width="2.906cm" svg:height="1.048cm" svg:x="4.991cm" svg:y="8.634cm">
          <draw:text-box>
            <text:p text:style-name="P17"><text:span text:style-name="T5">③ </text:span><text:span text:style-name="T5">reject</text:span></text:p>
          </draw:text-box>
        </draw:frame>
        <draw:line draw:style-name="gr4" draw:layer="layout" svg:x1="19.175cm" svg:y1="0.711cm" svg:x2="19.175cm" svg:y2="18.9cm">
          <text:p/>
        </draw:line>
        <presentation:notes draw:style-name="dp2">
          <draw:page-thumbnail draw:style-name="gr10" draw:layer="layout" svg:width="12.7cm" svg:height="9.526cm" svg:x="3.175cm" svg:y="1.904cm" draw:page-number="9" presentation:class="page"/>
          <draw:frame presentation:style-name="pr1" draw:text-style-name="P1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id="id22" draw:layer="layout" svg:width="4.812cm" svg:height="2.434cm" svg:x="7.488cm" svg:y="2.655cm">
          <text:p text:style-name="P1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23" draw:layer="layout" svg:width="4.812cm" svg:height="2.434cm" svg:x="7.488cm" svg:y="7.103cm">
          <text:p text:style-name="P1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24" draw:layer="layout" svg:width="4.813cm" svg:height="2.434cm" svg:x="0.537cm" svg:y="7.125cm">
          <text:p text:style-name="P1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4.813cm" svg:height="2.434cm" svg:x="19.895cm" svg:y="4.774cm">
          <text:p text:style-name="P1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4.813cm" svg:height="2.434cm" svg:x="13.395cm" svg:y="11.422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22" draw:end-shape="id23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connector draw:style-name="gr12" draw:text-style-name="P1" draw:layer="layout" draw:type="curve" svg:x1="2.943cm" svg:y1="7.125cm" svg:x2="7.488cm" svg:y2="3.872cm" draw:start-shape="id24" draw:start-glue-point="4" draw:end-shape="id22" draw:end-glue-point="6" svg:d="m2943 7125c0-2169 1515-3253 4545-3253">
          <text:p/>
        </draw:connector>
        <draw:line draw:style-name="gr4" draw:layer="layout" svg:x1="12.875cm" svg:y1="0.71cm" svg:x2="12.875cm" svg:y2="18.899cm">
          <text:p/>
        </draw:line>
        <draw:frame draw:style-name="gr5" draw:text-style-name="P13" draw:layer="layout" svg:width="7.86cm" svg:height="1.013cm" svg:x="2.745cm" svg:y="0.505cm">
          <draw:text-box>
            <text:p text:style-name="P13">Update submission record</text:p>
          </draw:text-box>
        </draw:frame>
        <draw:frame draw:style-name="gr6" draw:text-style-name="P11" draw:layer="layout" svg:width="3.872cm" svg:height="2.537cm" svg:x="14.154cm" svg:y="0.4cm">
          <draw:text-box>
            <text:p text:style-name="P11">Trial record</text:p>
            <text:p text:style-name="P11">version 1<text:line-break/></text:p>
          </draw:text-box>
        </draw:frame>
        <draw:frame draw:style-name="gr20" draw:text-style-name="P11" draw:layer="layout" svg:width="3.726cm" svg:height="1.775cm" svg:x="20.349cm" svg:y="0.4cm">
          <draw:text-box>
            <text:p text:style-name="P11">Trial record</text:p>
            <text:p text:style-name="P11">version 2</text:p>
          </draw:text-box>
        </draw:frame>
        <draw:frame draw:style-name="gr15" draw:text-style-name="P15" draw:layer="layout" svg:width="2.347cm" svg:height="1.048cm" svg:x="2.357cm" svg:y="5.045cm">
          <draw:text-box>
            <text:p text:style-name="P14"><text:span text:style-name="T4">④ </text:span><text:span text:style-name="T4">edit</text:span></text:p>
          </draw:text-box>
        </draw:frame>
        <draw:line draw:style-name="gr4" draw:layer="layout" svg:x1="19.175cm" svg:y1="0.711cm" svg:x2="19.175cm" svg:y2="18.9cm">
          <text:p/>
        </draw:line>
        <presentation:notes draw:style-name="dp2">
          <draw:page-thumbnail draw:style-name="gr10" draw:layer="layout" svg:width="12.7cm" svg:height="9.526cm" svg:x="3.175cm" svg:y="1.904cm" draw:page-number="10" presentation:class="page"/>
          <draw:frame presentation:style-name="pr1" draw:text-style-name="P1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id="id25" draw:layer="layout" svg:width="4.812cm" svg:height="2.434cm" svg:x="7.488cm" svg:y="2.655cm">
          <text:p text:style-name="P1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26" draw:layer="layout" svg:width="4.812cm" svg:height="2.434cm" svg:x="7.488cm" svg:y="7.103cm">
          <text:p text:style-name="P1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30" draw:layer="layout" svg:width="4.813cm" svg:height="2.434cm" svg:x="0.537cm" svg:y="7.125cm">
          <text:p text:style-name="P1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id="id27" draw:layer="layout" svg:width="4.812cm" svg:height="2.434cm" svg:x="7.488cm" svg:y="11.441cm">
          <text:p text:style-name="P11"><text:span text:style-name="T1">appr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id="id31" draw:layer="layout" svg:width="4.813cm" svg:height="2.434cm" svg:x="19.895cm" svg:y="4.774cm">
          <text:p text:style-name="P1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id="id28" draw:layer="layout" svg:width="4.813cm" svg:height="2.434cm" svg:x="13.395cm" svg:y="11.422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29" draw:layer="layout" svg:width="4.813cm" svg:height="2.434cm" svg:x="13.395cm" svg:y="15.76cm">
          <text:p text:style-name="P11"><text:span text:style-name="T1">arch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25" draw:end-shape="id26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connector draw:style-name="gr18" draw:text-style-name="P1" draw:layer="layout" draw:type="curve" svg:x1="9.894cm" svg:y1="9.537cm" svg:x2="9.894cm" svg:y2="11.441cm" draw:start-shape="id26" draw:start-glue-point="8" draw:end-shape="id27" draw:end-glue-point="4" svg:d="m9894 9537v1904">
          <text:p/>
        </draw:connector>
        <draw:connector draw:style-name="gr18" draw:text-style-name="P1" draw:layer="layout" draw:type="curve" svg:x1="15.801cm" svg:y1="13.856cm" svg:x2="15.801cm" svg:y2="15.76cm" draw:start-shape="id28" draw:start-glue-point="8" draw:end-shape="id29" draw:end-glue-point="4" svg:d="m15801 13856v1904">
          <text:p/>
        </draw:connector>
        <draw:connector draw:style-name="gr12" draw:text-style-name="P1" draw:layer="layout" draw:type="curve" svg:x1="2.943cm" svg:y1="7.125cm" svg:x2="7.488cm" svg:y2="3.872cm" draw:start-shape="id30" draw:start-glue-point="4" draw:end-shape="id25" draw:end-glue-point="6" svg:d="m2943 7125c0-2169 1515-3253 4545-3253">
          <text:p/>
        </draw:connector>
        <draw:connector draw:style-name="gr18" draw:text-style-name="P1" draw:layer="layout" draw:type="curve" svg:x1="22.301cm" svg:y1="7.208cm" svg:x2="22.249cm" svg:y2="11.414cm" draw:start-shape="id31" draw:start-glue-point="8" draw:end-shape="id32" draw:end-glue-point="4" svg:d="m22301 7208c0 3156-52 1053-52 4206">
          <text:p/>
        </draw:connector>
        <draw:line draw:style-name="gr4" draw:layer="layout" svg:x1="12.875cm" svg:y1="0.71cm" svg:x2="12.875cm" svg:y2="18.899cm">
          <text:p/>
        </draw:line>
        <draw:frame draw:style-name="gr5" draw:text-style-name="P13" draw:layer="layout" svg:width="7.86cm" svg:height="1.013cm" svg:x="2.745cm" svg:y="0.505cm">
          <draw:text-box>
            <text:p text:style-name="P13">Update submission record</text:p>
          </draw:text-box>
        </draw:frame>
        <draw:frame draw:style-name="gr6" draw:text-style-name="P11" draw:layer="layout" svg:width="3.872cm" svg:height="2.537cm" svg:x="14.154cm" svg:y="0.4cm">
          <draw:text-box>
            <text:p text:style-name="P11">Trial record</text:p>
            <text:p text:style-name="P11">version 1<text:line-break/></text:p>
          </draw:text-box>
        </draw:frame>
        <draw:custom-shape draw:style-name="gr17" draw:text-style-name="P12" draw:id="id32" draw:layer="layout" svg:width="4.813cm" svg:height="2.434cm" svg:x="19.843cm" svg:y="11.414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726cm" svg:height="1.775cm" svg:x="20.349cm" svg:y="0.4cm">
          <draw:text-box>
            <text:p text:style-name="P11">Trial record</text:p>
            <text:p text:style-name="P11">version 2</text:p>
          </draw:text-box>
        </draw:frame>
        <draw:frame draw:style-name="gr15" draw:text-style-name="P18" draw:layer="layout" svg:width="3.685cm" svg:height="1.048cm" svg:x="8.99cm" svg:y="9.857cm">
          <draw:text-box>
            <text:p text:style-name="P17"><text:span text:style-name="T5">⑤ </text:span><text:span text:style-name="T5">approve</text:span></text:p>
          </draw:text-box>
        </draw:frame>
        <draw:frame draw:style-name="gr19" draw:text-style-name="P20" draw:layer="layout" svg:width="3.482cm" svg:height="1.018cm" svg:x="21.368cm" svg:y="9.872cm">
          <draw:text-box>
            <text:p text:style-name="P19"><text:span text:style-name="T3">⑤ </text:span><text:span text:style-name="T3">publish</text:span></text:p>
          </draw:text-box>
        </draw:frame>
        <draw:frame draw:style-name="gr15" draw:text-style-name="P20" draw:layer="layout" svg:width="3.435cm" svg:height="1.048cm" svg:x="14.917cm" svg:y="14.04cm">
          <draw:text-box>
            <text:p text:style-name="P19"><text:span text:style-name="T3">⑤ </text:span><text:span text:style-name="T3">archive</text:span></text:p>
          </draw:text-box>
        </draw:frame>
        <draw:line draw:style-name="gr4" draw:layer="layout" svg:x1="19.175cm" svg:y1="0.711cm" svg:x2="19.175cm" svg:y2="18.9cm">
          <text:p/>
        </draw:line>
        <presentation:notes draw:style-name="dp2">
          <draw:page-thumbnail draw:style-name="gr10" draw:layer="layout" svg:width="12.7cm" svg:height="9.526cm" svg:x="3.175cm" svg:y="1.904cm" draw:page-number="11" presentation:class="page"/>
          <draw:frame presentation:style-name="pr1" draw:text-style-name="P1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4.812cm" svg:height="2.434cm" svg:x="7.488cm" svg:y="11.441cm">
          <text:p text:style-name="P11"><text:span text:style-name="T1">appr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4.813cm" svg:height="2.434cm" svg:x="13.395cm" svg:y="15.76cm">
          <text:p text:style-name="P11"><text:span text:style-name="T1">arch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12.875cm" svg:y1="0.71cm" svg:x2="12.875cm" svg:y2="18.899cm">
          <text:p/>
        </draw:line>
        <draw:frame draw:style-name="gr5" draw:text-style-name="P13" draw:layer="layout" svg:width="7.86cm" svg:height="1.013cm" svg:x="2.745cm" svg:y="0.505cm">
          <draw:text-box>
            <text:p text:style-name="P13">Update submission record</text:p>
          </draw:text-box>
        </draw:frame>
        <draw:frame draw:style-name="gr6" draw:text-style-name="P11" draw:layer="layout" svg:width="3.872cm" svg:height="2.537cm" svg:x="14.154cm" svg:y="0.4cm">
          <draw:text-box>
            <text:p text:style-name="P11">Trial record</text:p>
            <text:p text:style-name="P11">version 1<text:line-break/></text:p>
          </draw:text-box>
        </draw:frame>
        <draw:custom-shape draw:style-name="gr17" draw:text-style-name="P12" draw:layer="layout" svg:width="4.813cm" svg:height="2.434cm" svg:x="19.843cm" svg:y="11.414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726cm" svg:height="1.775cm" svg:x="20.349cm" svg:y="0.4cm">
          <draw:text-box>
            <text:p text:style-name="P11">Trial record</text:p>
            <text:p text:style-name="P11">version 2</text:p>
          </draw:text-box>
        </draw:frame>
        <draw:line draw:style-name="gr4" draw:layer="layout" svg:x1="19.175cm" svg:y1="0.711cm" svg:x2="19.175cm" svg:y2="18.9cm">
          <text:p/>
        </draw:line>
        <presentation:notes draw:style-name="dp2">
          <draw:page-thumbnail draw:style-name="gr10" draw:layer="layout" svg:width="12.7cm" svg:height="9.526cm" svg:x="3.175cm" svg:y="1.904cm" draw:page-number="12" presentation:class="page"/>
          <draw:frame presentation:style-name="pr1" draw:text-style-name="P1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fiocruz-2009-10" presentation:presentation-page-layout-name="AL1T19">
        <office:forms form:automatic-focus="false" form:apply-design-mode="false"/>
        <draw:custom-shape draw:style-name="gr16" draw:text-style-name="P1" draw:layer="layout" svg:width="24.662cm" svg:height="7.51cm" svg:x="0.369cm" svg:y="11.0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29cm" svg:height="7.387cm" svg:x="0.336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id="id33" draw:layer="layout" svg:width="4.812cm" svg:height="2.434cm" svg:x="7.488cm" svg:y="2.655cm">
          <text:p text:style-name="P11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34" draw:layer="layout" svg:width="4.812cm" svg:height="2.434cm" svg:x="7.488cm" svg:y="7.103cm">
          <text:p text:style-name="P11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38" draw:layer="layout" svg:width="4.813cm" svg:height="2.434cm" svg:x="0.537cm" svg:y="7.125cm">
          <text:p text:style-name="P11"><text:span text:style-name="T1">re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id="id35" draw:layer="layout" svg:width="4.812cm" svg:height="2.434cm" svg:x="7.488cm" svg:y="11.441cm">
          <text:p text:style-name="P11"><text:span text:style-name="T1">appr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id="id39" draw:layer="layout" svg:width="4.813cm" svg:height="2.434cm" svg:x="19.895cm" svg:y="4.774cm">
          <text:p text:style-name="P1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id="id36" draw:layer="layout" svg:width="4.813cm" svg:height="2.434cm" svg:x="13.395cm" svg:y="11.422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37" draw:layer="layout" svg:width="4.813cm" svg:height="2.434cm" svg:x="13.395cm" svg:y="15.76cm">
          <text:p text:style-name="P11"><text:span text:style-name="T1">arch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894cm" svg:y1="5.089cm" svg:x2="9.894cm" svg:y2="7.103cm" draw:start-shape="id33" draw:end-shape="id34" draw:end-glue-point="4" svg:d="m9894 5089v2014">
          <text:p/>
        </draw:connector>
        <draw:connector draw:style-name="gr12" draw:text-style-name="P1" draw:layer="layout" draw:type="curve" svg:x1="7.488cm" svg:y1="8.42cm" svg:x2="5.35cm" svg:y2="8.442cm" svg:d="m7488 8420c-1603 0-535 22-2138 22">
          <text:p/>
        </draw:connector>
        <draw:connector draw:style-name="gr18" draw:text-style-name="P1" draw:layer="layout" draw:type="curve" svg:x1="9.894cm" svg:y1="9.537cm" svg:x2="9.894cm" svg:y2="11.441cm" draw:start-shape="id34" draw:start-glue-point="8" draw:end-shape="id35" draw:end-glue-point="4" svg:d="m9894 9537v1904">
          <text:p/>
        </draw:connector>
        <draw:connector draw:style-name="gr18" draw:text-style-name="P1" draw:layer="layout" draw:type="curve" svg:x1="15.801cm" svg:y1="13.856cm" svg:x2="15.801cm" svg:y2="15.76cm" draw:start-shape="id36" draw:start-glue-point="8" draw:end-shape="id37" draw:end-glue-point="4" svg:d="m15801 13856v1904">
          <text:p/>
        </draw:connector>
        <draw:connector draw:style-name="gr12" draw:text-style-name="P1" draw:layer="layout" draw:type="curve" svg:x1="2.943cm" svg:y1="7.125cm" svg:x2="7.488cm" svg:y2="3.872cm" draw:start-shape="id38" draw:start-glue-point="4" draw:end-shape="id33" draw:end-glue-point="6" svg:d="m2943 7125c0-2169 1515-3253 4545-3253">
          <text:p/>
        </draw:connector>
        <draw:connector draw:style-name="gr18" draw:text-style-name="P1" draw:layer="layout" draw:type="curve" svg:x1="22.301cm" svg:y1="7.208cm" svg:x2="22.249cm" svg:y2="11.414cm" draw:start-shape="id39" draw:start-glue-point="8" draw:end-shape="id40" draw:end-glue-point="4" svg:d="m22301 7208c0 3156-52 1053-52 4206">
          <text:p/>
        </draw:connector>
        <draw:line draw:style-name="gr4" draw:layer="layout" svg:x1="12.875cm" svg:y1="0.71cm" svg:x2="12.875cm" svg:y2="18.899cm">
          <text:p/>
        </draw:line>
        <draw:frame draw:style-name="gr5" draw:text-style-name="P13" draw:layer="layout" svg:width="7.86cm" svg:height="1.013cm" svg:x="2.745cm" svg:y="0.505cm">
          <draw:text-box>
            <text:p text:style-name="P13">Update submission record</text:p>
          </draw:text-box>
        </draw:frame>
        <draw:frame draw:style-name="gr6" draw:text-style-name="P11" draw:layer="layout" svg:width="3.872cm" svg:height="2.537cm" svg:x="14.154cm" svg:y="0.4cm">
          <draw:text-box>
            <text:p text:style-name="P11">Trial record</text:p>
            <text:p text:style-name="P11">version 1<text:line-break/></text:p>
          </draw:text-box>
        </draw:frame>
        <draw:line draw:style-name="gr7" draw:layer="layout" svg:x1="3.222cm" svg:y1="2.122cm" svg:x2="7.32cm" svg:y2="3.45cm">
          <text:p/>
        </draw:line>
        <draw:frame draw:style-name="gr8" draw:text-style-name="P22" draw:layer="layout" svg:width="2.589cm" svg:height="1.013cm" svg:x="0.601cm" svg:y="1.48cm">
          <draw:text-box>
            <text:p text:style-name="P21"><text:span text:style-name="T2">① </text:span><text:span text:style-name="T2">start</text:span></text:p>
          </draw:text-box>
        </draw:frame>
        <draw:custom-shape draw:style-name="gr17" draw:text-style-name="P12" draw:id="id40" draw:layer="layout" svg:width="4.813cm" svg:height="2.434cm" svg:x="19.843cm" svg:y="11.414cm">
          <text:p text:style-name="P11"><text:span text:style-name="T1">publ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3.726cm" svg:height="1.775cm" svg:x="20.349cm" svg:y="0.4cm">
          <draw:text-box>
            <text:p text:style-name="P11">Trial record</text:p>
            <text:p text:style-name="P11">version 2</text:p>
          </draw:text-box>
        </draw:frame>
        <draw:frame draw:style-name="gr8" draw:text-style-name="P20" draw:layer="layout" svg:width="2.876cm" svg:height="1.013cm" svg:x="15.801cm" svg:y="8.538cm">
          <draw:text-box>
            <text:p text:style-name="P19"><text:span text:style-name="T3">① </text:span><text:span text:style-name="T3">clone</text:span></text:p>
          </draw:text-box>
        </draw:frame>
        <draw:frame draw:style-name="gr13" draw:text-style-name="P15" draw:layer="layout" svg:width="2.699cm" svg:height="1.013cm" svg:x="9.023cm" svg:y="5.497cm">
          <draw:text-box>
            <text:p text:style-name="P14"><text:span text:style-name="T4">② </text:span><text:span text:style-name="T4">send</text:span></text:p>
          </draw:text-box>
        </draw:frame>
        <draw:frame draw:style-name="gr8" draw:text-style-name="P15" draw:layer="layout" svg:width="2.589cm" svg:height="1.013cm" svg:x="0.602cm" svg:y="1.481cm">
          <draw:text-box>
            <text:p text:style-name="P14"><text:span text:style-name="T4">① </text:span><text:span text:style-name="T4">start</text:span></text:p>
          </draw:text-box>
        </draw:frame>
        <draw:frame draw:style-name="gr15" draw:text-style-name="P18" draw:layer="layout" svg:width="3.685cm" svg:height="1.048cm" svg:x="8.99cm" svg:y="9.857cm">
          <draw:text-box>
            <text:p text:style-name="P17"><text:span text:style-name="T5">⑤ </text:span><text:span text:style-name="T5">approve</text:span></text:p>
          </draw:text-box>
        </draw:frame>
        <draw:frame draw:style-name="gr19" draw:text-style-name="P20" draw:layer="layout" svg:width="3.482cm" svg:height="1.018cm" svg:x="21.368cm" svg:y="9.872cm">
          <draw:text-box>
            <text:p text:style-name="P19"><text:span text:style-name="T3">⑤ </text:span><text:span text:style-name="T3">publish</text:span></text:p>
          </draw:text-box>
        </draw:frame>
        <draw:frame draw:style-name="gr15" draw:text-style-name="P20" draw:layer="layout" svg:width="3.435cm" svg:height="1.048cm" svg:x="14.917cm" svg:y="14.04cm">
          <draw:text-box>
            <text:p text:style-name="P19"><text:span text:style-name="T3">⑤ </text:span><text:span text:style-name="T3">archive</text:span></text:p>
          </draw:text-box>
        </draw:frame>
        <draw:frame draw:style-name="gr15" draw:text-style-name="P18" draw:layer="layout" svg:width="2.906cm" svg:height="1.048cm" svg:x="4.991cm" svg:y="8.634cm">
          <draw:text-box>
            <text:p text:style-name="P17"><text:span text:style-name="T5">③ </text:span><text:span text:style-name="T5">reject</text:span></text:p>
          </draw:text-box>
        </draw:frame>
        <draw:frame draw:style-name="gr15" draw:text-style-name="P15" draw:layer="layout" svg:width="2.347cm" svg:height="1.048cm" svg:x="2.357cm" svg:y="5.045cm">
          <draw:text-box>
            <text:p text:style-name="P14"><text:span text:style-name="T4">④ </text:span><text:span text:style-name="T4">edit</text:span></text:p>
          </draw:text-box>
        </draw:frame>
        <draw:line draw:style-name="gr4" draw:layer="layout" svg:x1="19.175cm" svg:y1="0.711cm" svg:x2="19.175cm" svg:y2="18.9cm">
          <text:p/>
        </draw:line>
        <draw:line draw:style-name="gr9" draw:layer="layout" svg:x1="17.211cm" svg:y1="11.445cm" svg:x2="20.25cm" svg:y2="6.735cm">
          <text:p/>
        </draw:line>
        <presentation:notes draw:style-name="dp2">
          <draw:page-thumbnail draw:style-name="gr10" draw:layer="layout" svg:width="12.7cm" svg:height="9.526cm" svg:x="3.175cm" svg:y="1.904cm" draw:page-number="13" presentation:class="page"/>
          <draw:frame presentation:style-name="pr1" draw:text-style-name="P16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backgroundobjects">
      <style:graphic-properties draw:stroke="none" draw:fill="solid" draw:fill-color="#ffffff" draw:fill-gradient-name="Gradient_20_1" draw:opacity="100%" draw:textarea-horizontal-align="justify" draw:textarea-vertical-align="middle" draw:auto-grow-height="false" draw:shadow-opacity="100%"/>
    </style:style>
    <style:style style:name="Mpr2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6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custom-shape presentation:style-name="Mpr1" draw:layer="backgroundobjects" svg:width="25.4cm" svg:height="4.532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3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4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úmero&gt;</text:page-number></text:span></text:p>
        </draw:text-box>
      </draw:frame>
      <draw:custom-shape presentation:style-name="Mpr5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draw:custom-shape presentation:style-name="Mpr1" draw:layer="backgroundobjects" svg:width="6.093cm" svg:height="4.532cm" svg:x="19.307cm" svg:y="14.51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7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8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Slide 1</dc:title>
    <meta:creation-date>2009-10-21T23:55:19</meta:creation-date>
    <meta:editing-cycles>22</meta:editing-cycles>
    <meta:editing-duration>PT07H11M34S</meta:editing-duration>
    <dc:date>2010-07-08T18:41:09</dc:date>
    <dc:creator>Luciano Ramalho</dc:creator>
    <meta:document-statistic meta:object-count="263"/>
    <meta:user-defined meta:name="Info 1"/>
    <meta:user-defined meta:name="Info 2"/>
    <meta:user-defined meta:name="Info 3"/>
    <meta:user-defined meta:name="Info 4"/>
  </office:meta>
</office:document-meta>
</file>